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6"/>
    <style:style style:name="ce9" style:family="table-cell" style:parent-style-name="Default">
      <style:text-properties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7" table:default-cell-style-name="Default"/>
        <table:table-column table:style-name="co3" table:number-columns-repeated="2" table:default-cell-style-name="ce12"/>
        <table:table-column table:style-name="co3" table:default-cell-style-name="ce14"/>
        <table:table-column table:style-name="co3" table:number-columns-repeated="2" table:default-cell-style-name="ce12"/>
        <table:table-column table:style-name="co3" table:default-cell-style-name="ce14"/>
        <table:table-column table:style-name="co3" table:number-columns-repeated="1009" table:default-cell-style-name="Default"/>
        <table:table-row table:style-name="ro1">
          <table:table-cell table:style-name="ce3" office:value-type="string" calcext:value-type="string">
            <text:p>Experiment 1</text:p>
          </table:table-cell>
          <table:table-cell table:style-name="ce7" table:number-columns-repeated="8"/>
          <table:table-cell table:style-name="ce11" office:value-type="string" calcext:value-type="string">
            <text:p>min</text:p>
          </table:table-cell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max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string" calcext:value-type="string">
            <text:p>Max-min</text:p>
          </table:table-cell>
          <table:table-cell table:style-name="ce13" table:formula="of:=[.M1]-[.K1]" office:value-type="float" office:value="264" calcext:value-type="float">
            <text:p>264.00</text:p>
          </table:table-cell>
          <table:table-cell table:style-name="ce7" table:formula="of:=[.O1]" office:value-type="float" office:value="264" calcext:value-type="float">
            <text:p>264</text:p>
          </table:table-cell>
          <table:table-cell table:style-name="ce7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yer 1 nodes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/>
          <table:table-cell office:value-type="string" calcext:value-type="string">
            <text:p>Val RMSE</text:p>
          </table:table-cell>
          <table:table-cell office:value-type="string" calcext:value-type="string">
            <text:p>Val MAE</text:p>
          </table:table-cell>
          <table:table-cell office:value-type="string" calcext:value-type="string">
            <text:p>Val MAP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AE</text:p>
          </table:table-cell>
          <table:table-cell office:value-type="string" calcext:value-type="string">
            <text:p>Test MAPE</text:p>
          </table:table-cell>
          <table:table-cell table:number-columns-repeated="1009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office:value-type="float" office:value="0.1011" calcext:value-type="float">
            <text:p>0.1011</text:p>
          </table:table-cell>
          <table:table-cell table:style-name="ce8" office:value-type="float" office:value="0.0786" calcext:value-type="float">
            <text:p>0.0786</text:p>
          </table:table-cell>
          <table:table-cell table:style-name="ce8" office:value-type="float" office:value="0.3256" calcext:value-type="float">
            <text:p>0.3256</text:p>
          </table:table-cell>
          <table:table-cell table:style-name="ce8" office:value-type="float" office:value="0.226" calcext:value-type="float">
            <text:p>0.2260</text:p>
          </table:table-cell>
          <table:table-cell table:style-name="ce8" office:value-type="float" office:value="0.2034" calcext:value-type="float">
            <text:p>0.2034</text:p>
          </table:table-cell>
          <table:table-cell table:style-name="ce8" office:value-type="float" office:value="0.3245" calcext:value-type="float">
            <text:p>0.3245</text:p>
          </table:table-cell>
          <table:table-cell table:style-name="ce8"/>
          <table:table-cell/>
          <table:table-cell table:formula="of:=[.B4]*[.$O$1]" office:value-type="float" office:value="26.6904" calcext:value-type="float">
            <text:p>27</text:p>
          </table:table-cell>
          <table:table-cell table:formula="of:=[.C4]*[.$O$1]" office:value-type="float" office:value="20.7504" calcext:value-type="float">
            <text:p>21</text:p>
          </table:table-cell>
          <table:table-cell table:formula="of:=[.D4]" office:value-type="float" office:value="0.3256" calcext:value-type="float">
            <text:p>0.33</text:p>
          </table:table-cell>
          <table:table-cell table:formula="of:=[.E4]*[.$P$1]" office:value-type="float" office:value="59.664" calcext:value-type="float">
            <text:p>60</text:p>
          </table:table-cell>
          <table:table-cell table:formula="of:=[.F4]*[.$O$1]" office:value-type="float" office:value="53.6976" calcext:value-type="float">
            <text:p>54</text:p>
          </table:table-cell>
          <table:table-cell table:formula="of:=[.G4]" office:value-type="float" office:value="0.3245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1006" calcext:value-type="float">
            <text:p>0.1006</text:p>
          </table:table-cell>
          <table:table-cell table:style-name="ce8" office:value-type="float" office:value="0.0806" calcext:value-type="float">
            <text:p>0.0806</text:p>
          </table:table-cell>
          <table:table-cell table:style-name="ce8" office:value-type="float" office:value="0.3302" calcext:value-type="float">
            <text:p>0.3302</text:p>
          </table:table-cell>
          <table:table-cell table:style-name="ce8" office:value-type="float" office:value="0.2243" calcext:value-type="float">
            <text:p>0.2243</text:p>
          </table:table-cell>
          <table:table-cell table:style-name="ce8" office:value-type="float" office:value="0.1981" calcext:value-type="float">
            <text:p>0.1981</text:p>
          </table:table-cell>
          <table:table-cell table:style-name="ce8" office:value-type="float" office:value="0.3138" calcext:value-type="float">
            <text:p>0.3138</text:p>
          </table:table-cell>
          <table:table-cell table:style-name="ce8"/>
          <table:table-cell/>
          <table:table-cell table:formula="of:=[.B5]*[.$P$1]" office:value-type="float" office:value="26.5584" calcext:value-type="float">
            <text:p>27</text:p>
          </table:table-cell>
          <table:table-cell table:formula="of:=[.C5]*[.$O$1]" office:value-type="float" office:value="21.2784" calcext:value-type="float">
            <text:p>21</text:p>
          </table:table-cell>
          <table:table-cell table:formula="of:=[.D5]" office:value-type="float" office:value="0.3302" calcext:value-type="float">
            <text:p>0.33</text:p>
          </table:table-cell>
          <table:table-cell table:formula="of:=[.E5]*[.$P$1]" office:value-type="float" office:value="59.2152" calcext:value-type="float">
            <text:p>59</text:p>
          </table:table-cell>
          <table:table-cell table:formula="of:=[.F5]*[.$O$1]" office:value-type="float" office:value="52.2984" calcext:value-type="float">
            <text:p>52</text:p>
          </table:table-cell>
          <table:table-cell table:formula="of:=[.G5]" office:value-type="float" office:value="0.3138" calcext:value-type="float">
            <text:p>0.31</text:p>
          </table:table-cell>
          <table:table-cell table:number-columns-repeated="1009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8" office:value-type="float" office:value="0.1037" calcext:value-type="float">
            <text:p>0.1037</text:p>
          </table:table-cell>
          <table:table-cell table:style-name="ce8" office:value-type="float" office:value="0.0837" calcext:value-type="float">
            <text:p>0.0837</text:p>
          </table:table-cell>
          <table:table-cell table:style-name="ce8" office:value-type="float" office:value="0.4376" calcext:value-type="float">
            <text:p>0.4376</text:p>
          </table:table-cell>
          <table:table-cell table:style-name="ce8" office:value-type="float" office:value="0.2119" calcext:value-type="float">
            <text:p>0.2119</text:p>
          </table:table-cell>
          <table:table-cell table:style-name="ce8" office:value-type="float" office:value="0.1869" calcext:value-type="float">
            <text:p>0.1869</text:p>
          </table:table-cell>
          <table:table-cell table:style-name="ce8" office:value-type="float" office:value="0.2904" calcext:value-type="float">
            <text:p>0.2904</text:p>
          </table:table-cell>
          <table:table-cell table:style-name="ce8"/>
          <table:table-cell/>
          <table:table-cell table:formula="of:=[.B6]*[.$P$1]" office:value-type="float" office:value="27.3768" calcext:value-type="float">
            <text:p>27</text:p>
          </table:table-cell>
          <table:table-cell table:formula="of:=[.C6]*[.$O$1]" office:value-type="float" office:value="22.0968" calcext:value-type="float">
            <text:p>22</text:p>
          </table:table-cell>
          <table:table-cell table:formula="of:=[.D6]" office:value-type="float" office:value="0.4376" calcext:value-type="float">
            <text:p>0.44</text:p>
          </table:table-cell>
          <table:table-cell table:formula="of:=[.E6]*[.$P$1]" office:value-type="float" office:value="55.9416" calcext:value-type="float">
            <text:p>56</text:p>
          </table:table-cell>
          <table:table-cell table:formula="of:=[.F6]*[.$O$1]" office:value-type="float" office:value="49.3416" calcext:value-type="float">
            <text:p>49</text:p>
          </table:table-cell>
          <table:table-cell table:formula="of:=[.G6]" office:value-type="float" office:value="0.2904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0.149" calcext:value-type="float">
            <text:p>0.1490</text:p>
          </table:table-cell>
          <table:table-cell table:style-name="ce8" office:value-type="float" office:value="0.1318" calcext:value-type="float">
            <text:p>0.1318</text:p>
          </table:table-cell>
          <table:table-cell table:style-name="ce8" office:value-type="float" office:value="0.5919" calcext:value-type="float">
            <text:p>0.5919</text:p>
          </table:table-cell>
          <table:table-cell table:style-name="ce8" office:value-type="float" office:value="0.1043" calcext:value-type="float">
            <text:p>0.1043</text:p>
          </table:table-cell>
          <table:table-cell table:style-name="ce8" office:value-type="float" office:value="0.0864" calcext:value-type="float">
            <text:p>0.0864</text:p>
          </table:table-cell>
          <table:table-cell table:style-name="ce8" office:value-type="float" office:value="0.1431" calcext:value-type="float">
            <text:p>0.1431</text:p>
          </table:table-cell>
          <table:table-cell table:style-name="ce8"/>
          <table:table-cell/>
          <table:table-cell table:formula="of:=[.B7]*[.$P$1]" office:value-type="float" office:value="39.336" calcext:value-type="float">
            <text:p>39</text:p>
          </table:table-cell>
          <table:table-cell table:formula="of:=[.C7]*[.$O$1]" office:value-type="float" office:value="34.7952" calcext:value-type="float">
            <text:p>35</text:p>
          </table:table-cell>
          <table:table-cell table:formula="of:=[.D7]" office:value-type="float" office:value="0.5919" calcext:value-type="float">
            <text:p>0.59</text:p>
          </table:table-cell>
          <table:table-cell table:formula="of:=[.E7]*[.$P$1]" office:value-type="float" office:value="27.5352" calcext:value-type="float">
            <text:p>28</text:p>
          </table:table-cell>
          <table:table-cell table:formula="of:=[.F7]*[.$O$1]" office:value-type="float" office:value="22.8096" calcext:value-type="float">
            <text:p>23</text:p>
          </table:table-cell>
          <table:table-cell table:formula="of:=[.G7]" office:value-type="float" office:value="0.1431" calcext:value-type="float">
            <text:p>0.14</text:p>
          </table:table-cell>
          <table:table-cell table:number-columns-repeated="1009"/>
        </table:table-row>
        <table:table-row table:style-name="ro2">
          <table:table-cell table:style-name="ce6" office:value-type="float" office:value="200" calcext:value-type="float">
            <text:p>200</text:p>
          </table:table-cell>
          <table:table-cell table:style-name="ce8" office:value-type="float" office:value="0.1223" calcext:value-type="float">
            <text:p>0.1223</text:p>
          </table:table-cell>
          <table:table-cell table:style-name="ce8" office:value-type="float" office:value="0.1047" calcext:value-type="float">
            <text:p>0.1047</text:p>
          </table:table-cell>
          <table:table-cell table:style-name="ce8" office:value-type="float" office:value="0.5068" calcext:value-type="float">
            <text:p>0.5068</text:p>
          </table:table-cell>
          <table:table-cell table:style-name="ce8" office:value-type="float" office:value="0.1189" calcext:value-type="float">
            <text:p>0.1189</text:p>
          </table:table-cell>
          <table:table-cell table:style-name="ce8" office:value-type="float" office:value="0.0999" calcext:value-type="float">
            <text:p>0.0999</text:p>
          </table:table-cell>
          <table:table-cell table:style-name="ce8" office:value-type="float" office:value="0.1628" calcext:value-type="float">
            <text:p>0.1628</text:p>
          </table:table-cell>
          <table:table-cell table:style-name="ce8"/>
          <table:table-cell/>
          <table:table-cell table:formula="of:=[.B8]*[.$P$1]" office:value-type="float" office:value="32.2872" calcext:value-type="float">
            <text:p>32</text:p>
          </table:table-cell>
          <table:table-cell table:formula="of:=[.C8]*[.$O$1]" office:value-type="float" office:value="27.6408" calcext:value-type="float">
            <text:p>28</text:p>
          </table:table-cell>
          <table:table-cell table:formula="of:=[.D8]" office:value-type="float" office:value="0.5068" calcext:value-type="float">
            <text:p>0.51</text:p>
          </table:table-cell>
          <table:table-cell table:formula="of:=[.E8]*[.$P$1]" office:value-type="float" office:value="31.3896" calcext:value-type="float">
            <text:p>31</text:p>
          </table:table-cell>
          <table:table-cell table:formula="of:=[.F8]*[.$O$1]" office:value-type="float" office:value="26.3736" calcext:value-type="float">
            <text:p>26</text:p>
          </table:table-cell>
          <table:table-cell table:formula="of:=[.G8]" office:value-type="float" office:value="0.1628" calcext:value-type="float">
            <text:p>0.16</text:p>
          </table:table-cell>
          <table:table-cell table:number-columns-repeated="1009"/>
        </table:table-row>
        <table:table-row table:style-name="ro2">
          <table:table-cell table:style-name="ce6" office:value-type="float" office:value="500" calcext:value-type="float">
            <text:p>500</text:p>
          </table:table-cell>
          <table:table-cell table:style-name="ce8" office:value-type="float" office:value="0.134132293774266" calcext:value-type="float">
            <text:p>0.1341</text:p>
          </table:table-cell>
          <table:table-cell table:style-name="ce8" office:value-type="float" office:value="0.105569469752753" calcext:value-type="float">
            <text:p>0.1056</text:p>
          </table:table-cell>
          <table:table-cell table:style-name="ce8" office:value-type="float" office:value="0.291490077302235" calcext:value-type="float">
            <text:p>0.2915</text:p>
          </table:table-cell>
          <table:table-cell table:style-name="ce8" office:value-type="float" office:value="0.290342965902899" calcext:value-type="float">
            <text:p>0.2903</text:p>
          </table:table-cell>
          <table:table-cell table:style-name="ce8" office:value-type="float" office:value="0.272404240087856" calcext:value-type="float">
            <text:p>0.2724</text:p>
          </table:table-cell>
          <table:table-cell table:style-name="ce8" office:value-type="float" office:value="0.448920356996906" calcext:value-type="float">
            <text:p>0.4489</text:p>
          </table:table-cell>
          <table:table-cell table:style-name="ce8"/>
          <table:table-cell/>
          <table:table-cell table:formula="of:=[.B9]*[.$P$1]" office:value-type="float" office:value="35.4109255564063" calcext:value-type="float">
            <text:p>35</text:p>
          </table:table-cell>
          <table:table-cell table:formula="of:=[.C9]*[.$O$1]" office:value-type="float" office:value="27.8703400147267" calcext:value-type="float">
            <text:p>28</text:p>
          </table:table-cell>
          <table:table-cell table:formula="of:=[.D9]" office:value-type="float" office:value="0.291490077302235" calcext:value-type="float">
            <text:p>0.29</text:p>
          </table:table-cell>
          <table:table-cell table:formula="of:=[.E9]*[.$P$1]" office:value-type="float" office:value="76.6505429983653" calcext:value-type="float">
            <text:p>77</text:p>
          </table:table-cell>
          <table:table-cell table:formula="of:=[.F9]*[.$O$1]" office:value-type="float" office:value="71.914719383194" calcext:value-type="float">
            <text:p>72</text:p>
          </table:table-cell>
          <table:table-cell table:formula="of:=[.G9]" office:value-type="float" office:value="0.448920356996906" calcext:value-type="float">
            <text:p>0.4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re time taken to train higher nums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xperiment 2</text:p>
          </table:table-cell>
          <table:table-cell table:style-name="ce7" table:number-columns-repeated="8"/>
          <table:table-cell table:number-columns-repeated="6"/>
          <table:table-cell table:style-name="ce7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yer setup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/>
          <table:table-cell office:value-type="string" calcext:value-type="string">
            <text:p>Val RMSE</text:p>
          </table:table-cell>
          <table:table-cell office:value-type="string" calcext:value-type="string">
            <text:p>Val MAE</text:p>
          </table:table-cell>
          <table:table-cell office:value-type="string" calcext:value-type="string">
            <text:p>Val MAP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AE</text:p>
          </table:table-cell>
          <table:table-cell office:value-type="string" calcext:value-type="string">
            <text:p>Test MAPE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10, 5</text:p>
          </table:table-cell>
          <table:table-cell table:style-name="ce8" office:value-type="float" office:value="0.09893429371543" calcext:value-type="float">
            <text:p>0.0989</text:p>
          </table:table-cell>
          <table:table-cell table:style-name="ce8" office:value-type="float" office:value="0.0808393287567406" calcext:value-type="float">
            <text:p>0.0808</text:p>
          </table:table-cell>
          <table:table-cell table:style-name="ce8" office:value-type="float" office:value="0.369222992450935" calcext:value-type="float">
            <text:p>0.3692</text:p>
          </table:table-cell>
          <table:table-cell table:style-name="ce8" office:value-type="float" office:value="0.174541084437646" calcext:value-type="float">
            <text:p>0.1745</text:p>
          </table:table-cell>
          <table:table-cell table:style-name="ce8" office:value-type="float" office:value="0.152177432150997" calcext:value-type="float">
            <text:p>0.1522</text:p>
          </table:table-cell>
          <table:table-cell table:style-name="ce8" office:value-type="float" office:value="0.247328648139269" calcext:value-type="float">
            <text:p>0.2473</text:p>
          </table:table-cell>
          <table:table-cell table:style-name="ce8"/>
          <table:table-cell/>
          <table:table-cell table:formula="of:=[.B16]*[.$P$1]" office:value-type="float" office:value="26.1186535408735" calcext:value-type="float">
            <text:p>26</text:p>
          </table:table-cell>
          <table:table-cell table:formula="of:=[.C16]*[.$O$1]" office:value-type="float" office:value="21.3415827917795" calcext:value-type="float">
            <text:p>21</text:p>
          </table:table-cell>
          <table:table-cell table:formula="of:=[.D16]" office:value-type="float" office:value="0.369222992450935" calcext:value-type="float">
            <text:p>0.37</text:p>
          </table:table-cell>
          <table:table-cell table:formula="of:=[.E16]*[.$P$1]" office:value-type="float" office:value="46.0788462915385" calcext:value-type="float">
            <text:p>46</text:p>
          </table:table-cell>
          <table:table-cell table:formula="of:=[.F16]*[.$O$1]" office:value-type="float" office:value="40.1748420878633" calcext:value-type="float">
            <text:p>40</text:p>
          </table:table-cell>
          <table:table-cell table:formula="of:=[.G16]" office:value-type="float" office:value="0.247328648139269" calcext:value-type="float">
            <text:p>0.2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50, 20</text:p>
          </table:table-cell>
          <table:table-cell table:style-name="ce8" office:value-type="float" office:value="0.142614653244682" calcext:value-type="float">
            <text:p>0.1426</text:p>
          </table:table-cell>
          <table:table-cell table:style-name="ce8" office:value-type="float" office:value="0.122083852590587" calcext:value-type="float">
            <text:p>0.1221</text:p>
          </table:table-cell>
          <table:table-cell table:style-name="ce8" office:value-type="float" office:value="0.584541925088141" calcext:value-type="float">
            <text:p>0.5845</text:p>
          </table:table-cell>
          <table:table-cell table:style-name="ce8" office:value-type="float" office:value="0.105935162361136" calcext:value-type="float">
            <text:p>0.1059</text:p>
          </table:table-cell>
          <table:table-cell table:style-name="ce8" office:value-type="float" office:value="0.0871013403309981" calcext:value-type="float">
            <text:p>0.0871</text:p>
          </table:table-cell>
          <table:table-cell table:style-name="ce8" office:value-type="float" office:value="0.141991537250012" calcext:value-type="float">
            <text:p>0.1420</text:p>
          </table:table-cell>
          <table:table-cell table:style-name="ce8"/>
          <table:table-cell/>
          <table:table-cell table:formula="of:=[.B17]*[.$P$1]" office:value-type="float" office:value="37.6502684565961" calcext:value-type="float">
            <text:p>38</text:p>
          </table:table-cell>
          <table:table-cell table:formula="of:=[.C17]*[.$O$1]" office:value-type="float" office:value="32.2301370839151" calcext:value-type="float">
            <text:p>32</text:p>
          </table:table-cell>
          <table:table-cell table:formula="of:=[.D17]" office:value-type="float" office:value="0.584541925088141" calcext:value-type="float">
            <text:p>0.58</text:p>
          </table:table-cell>
          <table:table-cell table:formula="of:=[.E17]*[.$P$1]" office:value-type="float" office:value="27.9668828633398" calcext:value-type="float">
            <text:p>28</text:p>
          </table:table-cell>
          <table:table-cell table:formula="of:=[.F17]*[.$O$1]" office:value-type="float" office:value="22.9947538473835" calcext:value-type="float">
            <text:p>23</text:p>
          </table:table-cell>
          <table:table-cell table:formula="of:=[.G17]" office:value-type="float" office:value="0.141991537250012" calcext:value-type="float">
            <text:p>0.1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20, 50</text:p>
          </table:table-cell>
          <table:table-cell table:style-name="ce8" office:value-type="float" office:value="0.114310195880197" calcext:value-type="float">
            <text:p>0.1143</text:p>
          </table:table-cell>
          <table:table-cell table:style-name="ce8" office:value-type="float" office:value="0.0877709494918464" calcext:value-type="float">
            <text:p>0.0878</text:p>
          </table:table-cell>
          <table:table-cell table:style-name="ce8" office:value-type="float" office:value="0.306917605893404" calcext:value-type="float">
            <text:p>0.3069</text:p>
          </table:table-cell>
          <table:table-cell table:style-name="ce8" office:value-type="float" office:value="0.265418191362656" calcext:value-type="float">
            <text:p>0.2654</text:p>
          </table:table-cell>
          <table:table-cell table:style-name="ce8" office:value-type="float" office:value="0.246728494918324" calcext:value-type="float">
            <text:p>0.2467</text:p>
          </table:table-cell>
          <table:table-cell table:style-name="ce8" office:value-type="float" office:value="0.413960472526589" calcext:value-type="float">
            <text:p>0.4140</text:p>
          </table:table-cell>
          <table:table-cell table:style-name="ce8"/>
          <table:table-cell/>
          <table:table-cell table:formula="of:=[.B18]*[.$P$1]" office:value-type="float" office:value="30.177891712372" calcext:value-type="float">
            <text:p>30</text:p>
          </table:table-cell>
          <table:table-cell table:formula="of:=[.C18]*[.$O$1]" office:value-type="float" office:value="23.1715306658474" calcext:value-type="float">
            <text:p>23</text:p>
          </table:table-cell>
          <table:table-cell table:formula="of:=[.D18]" office:value-type="float" office:value="0.306917605893404" calcext:value-type="float">
            <text:p>0.31</text:p>
          </table:table-cell>
          <table:table-cell table:formula="of:=[.E18]*[.$P$1]" office:value-type="float" office:value="70.0704025197412" calcext:value-type="float">
            <text:p>70</text:p>
          </table:table-cell>
          <table:table-cell table:formula="of:=[.F18]*[.$O$1]" office:value-type="float" office:value="65.1363226584376" calcext:value-type="float">
            <text:p>65</text:p>
          </table:table-cell>
          <table:table-cell table:formula="of:=[.G18]" office:value-type="float" office:value="0.413960472526589" calcext:value-type="float">
            <text:p>0.4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10, 5, 5</text:p>
          </table:table-cell>
          <table:table-cell table:style-name="ce8" office:value-type="float" office:value="0.0889757338410462" calcext:value-type="float">
            <text:p>0.0890</text:p>
          </table:table-cell>
          <table:table-cell table:style-name="ce8" office:value-type="float" office:value="0.0704203177840682" calcext:value-type="float">
            <text:p>0.0704</text:p>
          </table:table-cell>
          <table:table-cell table:style-name="ce8" office:value-type="float" office:value="0.334584571885221" calcext:value-type="float">
            <text:p>0.3346</text:p>
          </table:table-cell>
          <table:table-cell table:style-name="ce8" office:value-type="float" office:value="0.212035133892796" calcext:value-type="float">
            <text:p>0.2120</text:p>
          </table:table-cell>
          <table:table-cell table:style-name="ce8" office:value-type="float" office:value="0.190704412744124" calcext:value-type="float">
            <text:p>0.1907</text:p>
          </table:table-cell>
          <table:table-cell table:style-name="ce8" office:value-type="float" office:value="0.302875857571981" calcext:value-type="float">
            <text:p>0.3029</text:p>
          </table:table-cell>
          <table:table-cell table:style-name="ce8"/>
          <table:table-cell/>
          <table:table-cell table:formula="of:=[.B19]*[.$P$1]" office:value-type="float" office:value="23.4895937340362" calcext:value-type="float">
            <text:p>23</text:p>
          </table:table-cell>
          <table:table-cell table:formula="of:=[.C19]*[.$O$1]" office:value-type="float" office:value="18.590963894994" calcext:value-type="float">
            <text:p>19</text:p>
          </table:table-cell>
          <table:table-cell table:formula="of:=[.D19]" office:value-type="float" office:value="0.334584571885221" calcext:value-type="float">
            <text:p>0.33</text:p>
          </table:table-cell>
          <table:table-cell table:formula="of:=[.E19]*[.$P$1]" office:value-type="float" office:value="55.9772753476982" calcext:value-type="float">
            <text:p>56</text:p>
          </table:table-cell>
          <table:table-cell table:formula="of:=[.F19]*[.$O$1]" office:value-type="float" office:value="50.3459649644486" calcext:value-type="float">
            <text:p>50</text:p>
          </table:table-cell>
          <table:table-cell table:formula="of:=[.G19]" office:value-type="float" office:value="0.302875857571981" calcext:value-type="float">
            <text:p>0.30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20, 20, 10</text:p>
          </table:table-cell>
          <table:table-cell table:style-name="ce8" office:value-type="float" office:value="0.075702791525219" calcext:value-type="float">
            <text:p>0.0757</text:p>
          </table:table-cell>
          <table:table-cell table:style-name="ce8" office:value-type="float" office:value="0.058913034858512" calcext:value-type="float">
            <text:p>0.0589</text:p>
          </table:table-cell>
          <table:table-cell table:style-name="ce8" office:value-type="float" office:value="0.21297380260407" calcext:value-type="float">
            <text:p>0.2130</text:p>
          </table:table-cell>
          <table:table-cell table:style-name="ce8" office:value-type="float" office:value="0.184185785876967" calcext:value-type="float">
            <text:p>0.1842</text:p>
          </table:table-cell>
          <table:table-cell table:style-name="ce8" office:value-type="float" office:value="0.169900698453225" calcext:value-type="float">
            <text:p>0.1699</text:p>
          </table:table-cell>
          <table:table-cell table:style-name="ce8" office:value-type="float" office:value="0.297230995691809" calcext:value-type="float">
            <text:p>0.2972</text:p>
          </table:table-cell>
          <table:table-cell table:style-name="ce8"/>
          <table:table-cell/>
          <table:table-cell table:formula="of:=[.B20]*[.$P$1]" office:value-type="float" office:value="19.9855369626578" calcext:value-type="float">
            <text:p>20</text:p>
          </table:table-cell>
          <table:table-cell table:formula="of:=[.C20]*[.$O$1]" office:value-type="float" office:value="15.5530412026472" calcext:value-type="float">
            <text:p>16</text:p>
          </table:table-cell>
          <table:table-cell table:formula="of:=[.D20]" office:value-type="float" office:value="0.21297380260407" calcext:value-type="float">
            <text:p>0.21</text:p>
          </table:table-cell>
          <table:table-cell table:formula="of:=[.E20]*[.$P$1]" office:value-type="float" office:value="48.6250474715194" calcext:value-type="float">
            <text:p>49</text:p>
          </table:table-cell>
          <table:table-cell table:formula="of:=[.F20]*[.$O$1]" office:value-type="float" office:value="44.8537843916514" calcext:value-type="float">
            <text:p>45</text:p>
          </table:table-cell>
          <table:table-cell table:formula="of:=[.G20]" office:value-type="float" office:value="0.297230995691809" calcext:value-type="float">
            <text:p>0.30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50, 30, 20</text:p>
          </table:table-cell>
          <table:table-cell table:style-name="ce8" office:value-type="float" office:value="0.0880023384876604" calcext:value-type="float">
            <text:p>0.0880</text:p>
          </table:table-cell>
          <table:table-cell table:style-name="ce8" office:value-type="float" office:value="0.0704608138691915" calcext:value-type="float">
            <text:p>0.0705</text:p>
          </table:table-cell>
          <table:table-cell table:style-name="ce8" office:value-type="float" office:value="0.34721349756432" calcext:value-type="float">
            <text:p>0.3472</text:p>
          </table:table-cell>
          <table:table-cell table:style-name="ce8" office:value-type="float" office:value="0.181918294637593" calcext:value-type="float">
            <text:p>0.1819</text:p>
          </table:table-cell>
          <table:table-cell table:style-name="ce8" office:value-type="float" office:value="0.164722089570259" calcext:value-type="float">
            <text:p>0.1647</text:p>
          </table:table-cell>
          <table:table-cell table:style-name="ce8" office:value-type="float" office:value="0.277525568661573" calcext:value-type="float">
            <text:p>0.2775</text:p>
          </table:table-cell>
          <table:table-cell table:style-name="ce8"/>
          <table:table-cell/>
          <table:table-cell table:formula="of:=[.B21]*[.$P$1]" office:value-type="float" office:value="23.2326173607424" calcext:value-type="float">
            <text:p>23</text:p>
          </table:table-cell>
          <table:table-cell table:formula="of:=[.C21]*[.$O$1]" office:value-type="float" office:value="18.6016548614666" calcext:value-type="float">
            <text:p>19</text:p>
          </table:table-cell>
          <table:table-cell table:formula="of:=[.D21]" office:value-type="float" office:value="0.34721349756432" calcext:value-type="float">
            <text:p>0.35</text:p>
          </table:table-cell>
          <table:table-cell table:formula="of:=[.E21]*[.$P$1]" office:value-type="float" office:value="48.0264297843247" calcext:value-type="float">
            <text:p>48</text:p>
          </table:table-cell>
          <table:table-cell table:formula="of:=[.F21]*[.$O$1]" office:value-type="float" office:value="43.4866316465483" calcext:value-type="float">
            <text:p>43</text:p>
          </table:table-cell>
          <table:table-cell table:formula="of:=[.G21]" office:value-type="float" office:value="0.277525568661573" calcext:value-type="float">
            <text:p>0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, 20, 10, 10</text:p>
          </table:table-cell>
          <table:table-cell table:style-name="ce8" office:value-type="float" office:value="0.093957152320929" calcext:value-type="float">
            <text:p>0.0940</text:p>
          </table:table-cell>
          <table:table-cell table:style-name="ce8" office:value-type="float" office:value="0.0748777880385211" calcext:value-type="float">
            <text:p>0.0749</text:p>
          </table:table-cell>
          <table:table-cell table:style-name="ce8" office:value-type="float" office:value="0.419074885058593" calcext:value-type="float">
            <text:p>0.4191</text:p>
          </table:table-cell>
          <table:table-cell table:style-name="ce8" office:value-type="float" office:value="0.180896288170038" calcext:value-type="float">
            <text:p>0.1809</text:p>
          </table:table-cell>
          <table:table-cell table:style-name="ce8" office:value-type="float" office:value="0.160660134246608" calcext:value-type="float">
            <text:p>0.1607</text:p>
          </table:table-cell>
          <table:table-cell table:style-name="ce8" office:value-type="float" office:value="0.251983942127101" calcext:value-type="float">
            <text:p>0.2520</text:p>
          </table:table-cell>
          <table:table-cell table:style-name="ce8"/>
          <table:table-cell/>
          <table:table-cell table:formula="of:=[.B22]*[.$P$1]" office:value-type="float" office:value="24.8046882127253" calcext:value-type="float">
            <text:p>25</text:p>
          </table:table-cell>
          <table:table-cell table:formula="of:=[.C22]*[.$O$1]" office:value-type="float" office:value="19.7677360421696" calcext:value-type="float">
            <text:p>20</text:p>
          </table:table-cell>
          <table:table-cell table:formula="of:=[.D22]" office:value-type="float" office:value="0.419074885058593" calcext:value-type="float">
            <text:p>0.42</text:p>
          </table:table-cell>
          <table:table-cell table:formula="of:=[.E22]*[.$P$1]" office:value-type="float" office:value="47.75662007689" calcext:value-type="float">
            <text:p>48</text:p>
          </table:table-cell>
          <table:table-cell table:formula="of:=[.F22]*[.$O$1]" office:value-type="float" office:value="42.4142754411045" calcext:value-type="float">
            <text:p>42</text:p>
          </table:table-cell>
          <table:table-cell table:formula="of:=[.G22]" office:value-type="float" office:value="0.251983942127101" calcext:value-type="float">
            <text:p>0.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0, 20, 20, 10, 10, 10</text:p>
          </table:table-cell>
          <table:table-cell table:style-name="ce8" office:value-type="float" office:value="0.100698129695255" calcext:value-type="float">
            <text:p>0.1007</text:p>
          </table:table-cell>
          <table:table-cell table:style-name="ce8" office:value-type="float" office:value="0.081754371575256" calcext:value-type="float">
            <text:p>0.0818</text:p>
          </table:table-cell>
          <table:table-cell table:style-name="ce8" office:value-type="float" office:value="0.390162644027315" calcext:value-type="float">
            <text:p>0.3902</text:p>
          </table:table-cell>
          <table:table-cell table:style-name="ce8" office:value-type="float" office:value="0.196832716881701" calcext:value-type="float">
            <text:p>0.1968</text:p>
          </table:table-cell>
          <table:table-cell table:style-name="ce8" office:value-type="float" office:value="0.177905041841661" calcext:value-type="float">
            <text:p>0.1779</text:p>
          </table:table-cell>
          <table:table-cell table:style-name="ce8" office:value-type="float" office:value="0.298556139674682" calcext:value-type="float">
            <text:p>0.2986</text:p>
          </table:table-cell>
          <table:table-cell table:style-name="ce8"/>
          <table:table-cell/>
          <table:table-cell table:formula="of:=[.B23]*[.$P$1]" office:value-type="float" office:value="26.5843062395473" calcext:value-type="float">
            <text:p>27</text:p>
          </table:table-cell>
          <table:table-cell table:formula="of:=[.C23]*[.$O$1]" office:value-type="float" office:value="21.5831540958676" calcext:value-type="float">
            <text:p>22</text:p>
          </table:table-cell>
          <table:table-cell table:formula="of:=[.D23]" office:value-type="float" office:value="0.390162644027315" calcext:value-type="float">
            <text:p>0.39</text:p>
          </table:table-cell>
          <table:table-cell table:formula="of:=[.E23]*[.$P$1]" office:value-type="float" office:value="51.9638372567691" calcext:value-type="float">
            <text:p>52</text:p>
          </table:table-cell>
          <table:table-cell table:formula="of:=[.F23]*[.$O$1]" office:value-type="float" office:value="46.9669310461985" calcext:value-type="float">
            <text:p>47</text:p>
          </table:table-cell>
          <table:table-cell table:formula="of:=[.G23]" office:value-type="float" office:value="0.298556139674682" calcext:value-type="float">
            <text:p>0.3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eper models needed a higher number of training epoch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xperiment 3 – 10,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steps (look-back steps)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/>
          <table:table-cell office:value-type="string" calcext:value-type="string">
            <text:p>Val RMSE</text:p>
          </table:table-cell>
          <table:table-cell office:value-type="string" calcext:value-type="string">
            <text:p>Val MAE</text:p>
          </table:table-cell>
          <table:table-cell office:value-type="string" calcext:value-type="string">
            <text:p>Val MAP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AE</text:p>
          </table:table-cell>
          <table:table-cell office:value-type="string" calcext:value-type="string">
            <text:p>Test MAPE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5343354887676" calcext:value-type="float">
            <text:p>0.115343354887676</text:p>
          </table:table-cell>
          <table:table-cell office:value-type="float" office:value="0.092534349812143" calcext:value-type="float">
            <text:p>0.092534349812143</text:p>
          </table:table-cell>
          <table:table-cell office:value-type="float" office:value="0.380955395251921" calcext:value-type="float">
            <text:p>0.380955395251921</text:p>
          </table:table-cell>
          <table:table-cell office:value-type="float" office:value="0.150909523406793" calcext:value-type="float">
            <text:p>0.150909523406793</text:p>
          </table:table-cell>
          <table:table-cell office:value-type="float" office:value="0.13096561749702" calcext:value-type="float">
            <text:p>0.13096561749702</text:p>
          </table:table-cell>
          <table:table-cell office:value-type="float" office:value="0.221746058051228" calcext:value-type="float">
            <text:p>0.221746058051228</text:p>
          </table:table-cell>
          <table:table-cell table:number-columns-repeated="2"/>
          <table:table-cell table:formula="of:=[.B30]*[.$P$1]" office:value-type="float" office:value="30.4506456903464" calcext:value-type="float">
            <text:p>30</text:p>
          </table:table-cell>
          <table:table-cell table:formula="of:=[.C30]*[.$O$1]" office:value-type="float" office:value="24.4290683504058" calcext:value-type="float">
            <text:p>24</text:p>
          </table:table-cell>
          <table:table-cell table:formula="of:=[.D30]" office:value-type="float" office:value="0.380955395251921" calcext:value-type="float">
            <text:p>0.38</text:p>
          </table:table-cell>
          <table:table-cell table:formula="of:=[.E30]*[.$P$1]" office:value-type="float" office:value="39.8401141793933" calcext:value-type="float">
            <text:p>40</text:p>
          </table:table-cell>
          <table:table-cell table:formula="of:=[.F30]*[.$O$1]" office:value-type="float" office:value="34.5749230192132" calcext:value-type="float">
            <text:p>35</text:p>
          </table:table-cell>
          <table:table-cell table:formula="of:=[.G30]" office:value-type="float" office:value="0.221746058051228" calcext:value-type="float">
            <text:p>0.2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1952772739503" calcext:value-type="float">
            <text:p>0.141952772739503</text:p>
          </table:table-cell>
          <table:table-cell office:value-type="float" office:value="0.120726842546073" calcext:value-type="float">
            <text:p>0.120726842546073</text:p>
          </table:table-cell>
          <table:table-cell office:value-type="float" office:value="0.51117496393537" calcext:value-type="float">
            <text:p>0.51117496393537</text:p>
          </table:table-cell>
          <table:table-cell office:value-type="float" office:value="0.116229911037335" calcext:value-type="float">
            <text:p>0.116229911037335</text:p>
          </table:table-cell>
          <table:table-cell office:value-type="float" office:value="0.0951536430603442" calcext:value-type="float">
            <text:p>0.095153643060344</text:p>
          </table:table-cell>
          <table:table-cell office:value-type="float" office:value="0.15884926002095" calcext:value-type="float">
            <text:p>0.15884926002095</text:p>
          </table:table-cell>
          <table:table-cell table:number-columns-repeated="2"/>
          <table:table-cell table:formula="of:=[.B31]*[.$P$1]" office:value-type="float" office:value="37.4755320032288" calcext:value-type="float">
            <text:p>37</text:p>
          </table:table-cell>
          <table:table-cell table:formula="of:=[.C31]*[.$O$1]" office:value-type="float" office:value="31.8718864321634" calcext:value-type="float">
            <text:p>32</text:p>
          </table:table-cell>
          <table:table-cell table:formula="of:=[.D31]" office:value-type="float" office:value="0.51117496393537" calcext:value-type="float">
            <text:p>0.51</text:p>
          </table:table-cell>
          <table:table-cell table:formula="of:=[.E31]*[.$P$1]" office:value-type="float" office:value="30.6846965138563" calcext:value-type="float">
            <text:p>31</text:p>
          </table:table-cell>
          <table:table-cell table:formula="of:=[.F31]*[.$O$1]" office:value-type="float" office:value="25.1205617679309" calcext:value-type="float">
            <text:p>25</text:p>
          </table:table-cell>
          <table:table-cell table:formula="of:=[.G31]" office:value-type="float" office:value="0.15884926002095" calcext:value-type="float">
            <text:p>0.16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1087234771623" calcext:value-type="float">
            <text:p>0.151087234771623</text:p>
          </table:table-cell>
          <table:table-cell office:value-type="float" office:value="0.130912662464194" calcext:value-type="float">
            <text:p>0.130912662464194</text:p>
          </table:table-cell>
          <table:table-cell office:value-type="float" office:value="0.566774368455586" calcext:value-type="float">
            <text:p>0.566774368455586</text:p>
          </table:table-cell>
          <table:table-cell office:value-type="float" office:value="0.103446649192227" calcext:value-type="float">
            <text:p>0.103446649192227</text:p>
          </table:table-cell>
          <table:table-cell office:value-type="float" office:value="0.083812163726281" calcext:value-type="float">
            <text:p>0.083812163726281</text:p>
          </table:table-cell>
          <table:table-cell office:value-type="float" office:value="0.138307311923705" calcext:value-type="float">
            <text:p>0.138307311923705</text:p>
          </table:table-cell>
          <table:table-cell table:number-columns-repeated="2"/>
          <table:table-cell table:formula="of:=[.B32]*[.$P$1]" office:value-type="float" office:value="39.8870299797084" calcext:value-type="float">
            <text:p>40</text:p>
          </table:table-cell>
          <table:table-cell table:formula="of:=[.C32]*[.$O$1]" office:value-type="float" office:value="34.5609428905473" calcext:value-type="float">
            <text:p>35</text:p>
          </table:table-cell>
          <table:table-cell table:formula="of:=[.D32]" office:value-type="float" office:value="0.566774368455586" calcext:value-type="float">
            <text:p>0.57</text:p>
          </table:table-cell>
          <table:table-cell table:formula="of:=[.E32]*[.$P$1]" office:value-type="float" office:value="27.309915386748" calcext:value-type="float">
            <text:p>27</text:p>
          </table:table-cell>
          <table:table-cell table:formula="of:=[.F32]*[.$O$1]" office:value-type="float" office:value="22.1264112237382" calcext:value-type="float">
            <text:p>22</text:p>
          </table:table-cell>
          <table:table-cell table:formula="of:=[.G32]" office:value-type="float" office:value="0.138307311923705" calcext:value-type="float">
            <text:p>0.14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101148461674279" calcext:value-type="float">
            <text:p>0.101148461674279</text:p>
          </table:table-cell>
          <table:table-cell table:style-name="ce4" office:value-type="float" office:value="0.0819416481191094" calcext:value-type="float">
            <text:p>0.081941648119109</text:p>
          </table:table-cell>
          <table:table-cell table:style-name="ce4" office:value-type="float" office:value="0.394949400545416" calcext:value-type="float">
            <text:p>0.394949400545416</text:p>
          </table:table-cell>
          <table:table-cell table:style-name="ce4" office:value-type="float" office:value="0.219989878483096" calcext:value-type="float">
            <text:p>0.219989878483096</text:p>
          </table:table-cell>
          <table:table-cell table:style-name="ce4" office:value-type="float" office:value="0.193214925956607" calcext:value-type="float">
            <text:p>0.193214925956607</text:p>
          </table:table-cell>
          <table:table-cell table:style-name="ce4" office:value-type="float" office:value="0.298827397577016" calcext:value-type="float">
            <text:p>0.298827397577016</text:p>
          </table:table-cell>
          <table:table-cell table:style-name="ce4"/>
          <table:table-cell/>
          <table:table-cell table:formula="of:=[.B33]*[.$P$1]" office:value-type="float" office:value="26.7031938820097" calcext:value-type="float">
            <text:p>27</text:p>
          </table:table-cell>
          <table:table-cell table:formula="of:=[.C33]*[.$O$1]" office:value-type="float" office:value="21.6325951034449" calcext:value-type="float">
            <text:p>22</text:p>
          </table:table-cell>
          <table:table-cell table:formula="of:=[.D33]" office:value-type="float" office:value="0.394949400545416" calcext:value-type="float">
            <text:p>0.39</text:p>
          </table:table-cell>
          <table:table-cell table:formula="of:=[.E33]*[.$P$1]" office:value-type="float" office:value="58.0773279195375" calcext:value-type="float">
            <text:p>58</text:p>
          </table:table-cell>
          <table:table-cell table:formula="of:=[.F33]*[.$O$1]" office:value-type="float" office:value="51.0087404525444" calcext:value-type="float">
            <text:p>51</text:p>
          </table:table-cell>
          <table:table-cell table:formula="of:=[.G33]" office:value-type="float" office:value="0.298827397577016" calcext:value-type="float">
            <text:p>0.30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5458532718601" calcext:value-type="float">
            <text:p>0.145458532718601</text:p>
          </table:table-cell>
          <table:table-cell office:value-type="float" office:value="0.123716242916994" calcext:value-type="float">
            <text:p>0.123716242916994</text:p>
          </table:table-cell>
          <table:table-cell office:value-type="float" office:value="0.615472973430586" calcext:value-type="float">
            <text:p>0.615472973430586</text:p>
          </table:table-cell>
          <table:table-cell office:value-type="float" office:value="0.118483175527186" calcext:value-type="float">
            <text:p>0.118483175527186</text:p>
          </table:table-cell>
          <table:table-cell office:value-type="float" office:value="0.096641291573415" calcext:value-type="float">
            <text:p>0.096641291573415</text:p>
          </table:table-cell>
          <table:table-cell office:value-type="float" office:value="0.160592557023419" calcext:value-type="float">
            <text:p>0.160592557023419</text:p>
          </table:table-cell>
          <table:table-cell table:number-columns-repeated="2"/>
          <table:table-cell table:formula="of:=[.B34]*[.$P$1]" office:value-type="float" office:value="38.4010526377107" calcext:value-type="float">
            <text:p>38</text:p>
          </table:table-cell>
          <table:table-cell table:formula="of:=[.C34]*[.$O$1]" office:value-type="float" office:value="32.6610881300864" calcext:value-type="float">
            <text:p>33</text:p>
          </table:table-cell>
          <table:table-cell table:formula="of:=[.D34]" office:value-type="float" office:value="0.615472973430586" calcext:value-type="float">
            <text:p>0.62</text:p>
          </table:table-cell>
          <table:table-cell table:formula="of:=[.E34]*[.$P$1]" office:value-type="float" office:value="31.2795583391772" calcext:value-type="float">
            <text:p>31</text:p>
          </table:table-cell>
          <table:table-cell table:formula="of:=[.F34]*[.$O$1]" office:value-type="float" office:value="25.5133009753816" calcext:value-type="float">
            <text:p>26</text:p>
          </table:table-cell>
          <table:table-cell table:formula="of:=[.G34]" office:value-type="float" office:value="0.160592557023419" calcext:value-type="float">
            <text:p>0.1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y long training time for high input step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xperiment 4 – 10,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ivation function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/>
          <table:table-cell office:value-type="string" calcext:value-type="string">
            <text:p>Val RMSE</text:p>
          </table:table-cell>
          <table:table-cell office:value-type="string" calcext:value-type="string">
            <text:p>Val MAE</text:p>
          </table:table-cell>
          <table:table-cell office:value-type="string" calcext:value-type="string">
            <text:p>Val MAP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AE</text:p>
          </table:table-cell>
          <table:table-cell office:value-type="string" calcext:value-type="string">
            <text:p>Test M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nh</text:p>
          </table:table-cell>
          <table:table-cell office:value-type="float" office:value="0.124441792153019" calcext:value-type="float">
            <text:p>0.124441792153019</text:p>
          </table:table-cell>
          <table:table-cell office:value-type="float" office:value="0.104797934684766" calcext:value-type="float">
            <text:p>0.104797934684766</text:p>
          </table:table-cell>
          <table:table-cell office:value-type="float" office:value="0.544690457210367" calcext:value-type="float">
            <text:p>0.544690457210367</text:p>
          </table:table-cell>
          <table:table-cell office:value-type="float" office:value="0.133212712236389" calcext:value-type="float">
            <text:p>0.133212712236389</text:p>
          </table:table-cell>
          <table:table-cell office:value-type="float" office:value="0.109411599585109" calcext:value-type="float">
            <text:p>0.109411599585109</text:p>
          </table:table-cell>
          <table:table-cell office:value-type="float" office:value="0.170878394279446" calcext:value-type="float">
            <text:p>0.170878394279446</text:p>
          </table:table-cell>
          <table:table-cell table:number-columns-repeated="2"/>
          <table:table-cell table:formula="of:=[.B41]*[.$P$1]" office:value-type="float" office:value="32.8526331283969" calcext:value-type="float">
            <text:p>33</text:p>
          </table:table-cell>
          <table:table-cell table:formula="of:=[.C41]*[.$O$1]" office:value-type="float" office:value="27.6666547567781" calcext:value-type="float">
            <text:p>28</text:p>
          </table:table-cell>
          <table:table-cell table:formula="of:=[.D41]" office:value-type="float" office:value="0.544690457210367" calcext:value-type="float">
            <text:p>0.54</text:p>
          </table:table-cell>
          <table:table-cell table:formula="of:=[.E41]*[.$P$1]" office:value-type="float" office:value="35.1681560304067" calcext:value-type="float">
            <text:p>35</text:p>
          </table:table-cell>
          <table:table-cell table:formula="of:=[.F41]*[.$O$1]" office:value-type="float" office:value="28.8846622904687" calcext:value-type="float">
            <text:p>29</text:p>
          </table:table-cell>
          <table:table-cell table:formula="of:=[.G41]" office:value-type="float" office:value="0.170878394279446" calcext:value-type="float">
            <text:p>0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gmoid</text:p>
          </table:table-cell>
          <table:table-cell table:style-name="ce4" office:value-type="float" office:value="0.115112686263642" calcext:value-type="float">
            <text:p>0.115112686263642</text:p>
          </table:table-cell>
          <table:table-cell table:style-name="ce4" office:value-type="float" office:value="0.0873410691204013" calcext:value-type="float">
            <text:p>0.087341069120401</text:p>
          </table:table-cell>
          <table:table-cell table:style-name="ce4" office:value-type="float" office:value="0.29246001242274" calcext:value-type="float">
            <text:p>0.29246001242274</text:p>
          </table:table-cell>
          <table:table-cell table:style-name="ce4" office:value-type="float" office:value="0.257811789919861" calcext:value-type="float">
            <text:p>0.257811789919861</text:p>
          </table:table-cell>
          <table:table-cell table:style-name="ce4" office:value-type="float" office:value="0.236505620550842" calcext:value-type="float">
            <text:p>0.236505620550842</text:p>
          </table:table-cell>
          <table:table-cell table:style-name="ce4" office:value-type="float" office:value="0.382159462998812" calcext:value-type="float">
            <text:p>0.382159462998812</text:p>
          </table:table-cell>
          <table:table-cell table:style-name="ce4"/>
          <table:table-cell/>
          <table:table-cell table:formula="of:=[.B42]*[.$P$1]" office:value-type="float" office:value="30.3897491736015" calcext:value-type="float">
            <text:p>30</text:p>
          </table:table-cell>
          <table:table-cell table:formula="of:=[.C42]*[.$O$1]" office:value-type="float" office:value="23.0580422477859" calcext:value-type="float">
            <text:p>23</text:p>
          </table:table-cell>
          <table:table-cell table:formula="of:=[.D42]" office:value-type="float" office:value="0.29246001242274" calcext:value-type="float">
            <text:p>0.29</text:p>
          </table:table-cell>
          <table:table-cell table:formula="of:=[.E42]*[.$P$1]" office:value-type="float" office:value="68.0623125388432" calcext:value-type="float">
            <text:p>68</text:p>
          </table:table-cell>
          <table:table-cell table:formula="of:=[.F42]*[.$O$1]" office:value-type="float" office:value="62.4374838254223" calcext:value-type="float">
            <text:p>62</text:p>
          </table:table-cell>
          <table:table-cell table:formula="of:=[.G42]" office:value-type="float" office:value="0.382159462998812" calcext:value-type="float">
            <text:p>0.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100606744339955" calcext:value-type="float">
            <text:p>0.100606744339955</text:p>
          </table:table-cell>
          <table:table-cell office:value-type="float" office:value="0.0822877946780818" calcext:value-type="float">
            <text:p>0.082287794678082</text:p>
          </table:table-cell>
          <table:table-cell office:value-type="float" office:value="0.383389309332297" calcext:value-type="float">
            <text:p>0.383389309332297</text:p>
          </table:table-cell>
          <table:table-cell office:value-type="float" office:value="0.190481755037909" calcext:value-type="float">
            <text:p>0.190481755037909</text:p>
          </table:table-cell>
          <table:table-cell office:value-type="float" office:value="0.163879223638622" calcext:value-type="float">
            <text:p>0.163879223638622</text:p>
          </table:table-cell>
          <table:table-cell office:value-type="float" office:value="0.263928904685092" calcext:value-type="float">
            <text:p>0.263928904685092</text:p>
          </table:table-cell>
          <table:table-cell table:number-columns-repeated="2"/>
          <table:table-cell table:formula="of:=[.B43]*[.$P$1]" office:value-type="float" office:value="26.5601805057481" calcext:value-type="float">
            <text:p>27</text:p>
          </table:table-cell>
          <table:table-cell table:formula="of:=[.C43]*[.$O$1]" office:value-type="float" office:value="21.7239777950136" calcext:value-type="float">
            <text:p>22</text:p>
          </table:table-cell>
          <table:table-cell table:formula="of:=[.D43]" office:value-type="float" office:value="0.383389309332297" calcext:value-type="float">
            <text:p>0.38</text:p>
          </table:table-cell>
          <table:table-cell table:formula="of:=[.E43]*[.$P$1]" office:value-type="float" office:value="50.287183330008" calcext:value-type="float">
            <text:p>50</text:p>
          </table:table-cell>
          <table:table-cell table:formula="of:=[.F43]*[.$O$1]" office:value-type="float" office:value="43.2641150405963" calcext:value-type="float">
            <text:p>43</text:p>
          </table:table-cell>
          <table:table-cell table:formula="of:=[.G43]" office:value-type="float" office:value="0.263928904685092" calcext:value-type="float">
            <text:p>0.2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xperiment 5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Default" office:value-type="string" calcext:value-type="string">
            <text:p>Learning algorithm and parameters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Adam – lr=0.001</text:p>
          </table:table-cell>
          <table:table-cell office:value-type="float" office:value="0.0954722965930173" calcext:value-type="float">
            <text:p>0.095472296593017</text:p>
          </table:table-cell>
          <table:table-cell office:value-type="float" office:value="0.073634306929744" calcext:value-type="float">
            <text:p>0.073634306929744</text:p>
          </table:table-cell>
          <table:table-cell office:value-type="float" office:value="0.307490612428091" calcext:value-type="float">
            <text:p>0.307490612428091</text:p>
          </table:table-cell>
          <table:table-cell office:value-type="float" office:value="0.215167652660187" calcext:value-type="float">
            <text:p>0.215167652660187</text:p>
          </table:table-cell>
          <table:table-cell office:value-type="float" office:value="0.195290065409238" calcext:value-type="float">
            <text:p>0.195290065409238</text:p>
          </table:table-cell>
          <table:table-cell office:value-type="float" office:value="0.318132077752791" calcext:value-type="float">
            <text:p>0.318132077752791</text:p>
          </table:table-cell>
          <table:table-cell table:number-columns-repeated="2"/>
          <table:table-cell table:formula="of:=[.B48]*[.$P$1]" office:value-type="float" office:value="25.2046863005566" calcext:value-type="float">
            <text:p>25</text:p>
          </table:table-cell>
          <table:table-cell table:formula="of:=[.C48]*[.$O$1]" office:value-type="float" office:value="19.4394570294524" calcext:value-type="float">
            <text:p>19</text:p>
          </table:table-cell>
          <table:table-cell table:formula="of:=[.D48]" office:value-type="float" office:value="0.307490612428091" calcext:value-type="float">
            <text:p>0.31</text:p>
          </table:table-cell>
          <table:table-cell table:formula="of:=[.E48]*[.$P$1]" office:value-type="float" office:value="56.8042603022894" calcext:value-type="float">
            <text:p>57</text:p>
          </table:table-cell>
          <table:table-cell table:formula="of:=[.F48]*[.$O$1]" office:value-type="float" office:value="51.5565772680388" calcext:value-type="float">
            <text:p>52</text:p>
          </table:table-cell>
          <table:table-cell table:formula="of:=[.G48]" office:value-type="float" office:value="0.318132077752791" calcext:value-type="float">
            <text:p>0.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am – lr=0.00001</text:p>
          </table:table-cell>
          <table:table-cell table:style-name="ce4" office:value-type="float" office:value="0.203188964944104" calcext:value-type="float">
            <text:p>0.203188964944104</text:p>
          </table:table-cell>
          <table:table-cell table:style-name="ce4" office:value-type="float" office:value="0.16514353153831" calcext:value-type="float">
            <text:p>0.16514353153831</text:p>
          </table:table-cell>
          <table:table-cell table:style-name="ce4" office:value-type="float" office:value="0.902351587845233" calcext:value-type="float">
            <text:p>0.902351587845233</text:p>
          </table:table-cell>
          <table:table-cell table:style-name="ce4" office:value-type="float" office:value="0.278190572273026" calcext:value-type="float">
            <text:p>0.278190572273026</text:p>
          </table:table-cell>
          <table:table-cell table:style-name="ce4" office:value-type="float" office:value="0.227563733701243" calcext:value-type="float">
            <text:p>0.227563733701243</text:p>
          </table:table-cell>
          <table:table-cell table:style-name="ce4" office:value-type="float" office:value="0.351374046223781" calcext:value-type="float">
            <text:p>0.351374046223781</text:p>
          </table:table-cell>
          <table:table-cell table:style-name="ce4"/>
          <table:table-cell/>
          <table:table-cell table:formula="of:=[.B49]*[.$P$1]" office:value-type="float" office:value="53.6418867452434" calcext:value-type="float">
            <text:p>54</text:p>
          </table:table-cell>
          <table:table-cell table:formula="of:=[.C49]*[.$O$1]" office:value-type="float" office:value="43.5978923261139" calcext:value-type="float">
            <text:p>44</text:p>
          </table:table-cell>
          <table:table-cell table:formula="of:=[.D49]" office:value-type="float" office:value="0.902351587845233" calcext:value-type="float">
            <text:p>0.90</text:p>
          </table:table-cell>
          <table:table-cell table:formula="of:=[.E49]*[.$P$1]" office:value-type="float" office:value="73.442311080079" calcext:value-type="float">
            <text:p>73</text:p>
          </table:table-cell>
          <table:table-cell table:formula="of:=[.F49]*[.$O$1]" office:value-type="float" office:value="60.076825697128" calcext:value-type="float">
            <text:p>60</text:p>
          </table:table-cell>
          <table:table-cell table:formula="of:=[.G49]" office:value-type="float" office:value="0.351374046223781" calcext:value-type="float">
            <text:p>0.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dam – lr=1</text:p>
          </table:table-cell>
          <table:table-cell office:value-type="float" office:value="0.256944146232413" calcext:value-type="float">
            <text:p>0.256944146232413</text:p>
          </table:table-cell>
          <table:table-cell office:value-type="float" office:value="0.205426652719559" calcext:value-type="float">
            <text:p>0.205426652719559</text:p>
          </table:table-cell>
          <table:table-cell office:value-type="float" office:value="0.737776287543183" calcext:value-type="float">
            <text:p>0.737776287543183</text:p>
          </table:table-cell>
          <table:table-cell office:value-type="float" office:value="0.393641512528716" calcext:value-type="float">
            <text:p>0.393641512528716</text:p>
          </table:table-cell>
          <table:table-cell office:value-type="float" office:value="0.33847787378734" calcext:value-type="float">
            <text:p>0.33847787378734</text:p>
          </table:table-cell>
          <table:table-cell office:value-type="float" office:value="0.494266396237523" calcext:value-type="float">
            <text:p>0.494266396237523</text:p>
          </table:table-cell>
          <table:table-cell table:number-columns-repeated="2"/>
          <table:table-cell table:formula="of:=[.B50]*[.$P$1]" office:value-type="float" office:value="67.833254605357" calcext:value-type="float">
            <text:p>68</text:p>
          </table:table-cell>
          <table:table-cell table:formula="of:=[.C50]*[.$O$1]" office:value-type="float" office:value="54.2326363179635" calcext:value-type="float">
            <text:p>54</text:p>
          </table:table-cell>
          <table:table-cell table:formula="of:=[.D50]" office:value-type="float" office:value="0.737776287543183" calcext:value-type="float">
            <text:p>0.74</text:p>
          </table:table-cell>
          <table:table-cell table:formula="of:=[.E50]*[.$P$1]" office:value-type="float" office:value="103.921359307581" calcext:value-type="float">
            <text:p>104</text:p>
          </table:table-cell>
          <table:table-cell table:formula="of:=[.F50]*[.$O$1]" office:value-type="float" office:value="89.3581586798577" calcext:value-type="float">
            <text:p>89</text:p>
          </table:table-cell>
          <table:table-cell table:formula="of:=[.G50]" office:value-type="float" office:value="0.494266396237523" calcext:value-type="float">
            <text:p>0.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D – lr=0.01</text:p>
          </table:table-cell>
          <table:table-cell office:value-type="float" office:value="0.148931127337458" calcext:value-type="float">
            <text:p>0.148931127337458</text:p>
          </table:table-cell>
          <table:table-cell office:value-type="float" office:value="0.123034922490741" calcext:value-type="float">
            <text:p>0.123034922490741</text:p>
          </table:table-cell>
          <table:table-cell office:value-type="float" office:value="0.623845514922213" calcext:value-type="float">
            <text:p>0.623845514922213</text:p>
          </table:table-cell>
          <table:table-cell office:value-type="float" office:value="0.218932425000025" calcext:value-type="float">
            <text:p>0.218932425000025</text:p>
          </table:table-cell>
          <table:table-cell office:value-type="float" office:value="0.178091211512456" calcext:value-type="float">
            <text:p>0.178091211512456</text:p>
          </table:table-cell>
          <table:table-cell office:value-type="float" office:value="0.270340545995981" calcext:value-type="float">
            <text:p>0.270340545995981</text:p>
          </table:table-cell>
          <table:table-cell table:number-columns-repeated="2"/>
          <table:table-cell table:formula="of:=[.B51]*[.$P$1]" office:value-type="float" office:value="39.317817617089" calcext:value-type="float">
            <text:p>39</text:p>
          </table:table-cell>
          <table:table-cell table:formula="of:=[.C51]*[.$O$1]" office:value-type="float" office:value="32.4812195375557" calcext:value-type="float">
            <text:p>32</text:p>
          </table:table-cell>
          <table:table-cell table:formula="of:=[.D51]" office:value-type="float" office:value="0.623845514922213" calcext:value-type="float">
            <text:p>0.62</text:p>
          </table:table-cell>
          <table:table-cell table:formula="of:=[.E51]*[.$P$1]" office:value-type="float" office:value="57.7981602000065" calcext:value-type="float">
            <text:p>58</text:p>
          </table:table-cell>
          <table:table-cell table:formula="of:=[.F51]*[.$O$1]" office:value-type="float" office:value="47.0160798392884" calcext:value-type="float">
            <text:p>47</text:p>
          </table:table-cell>
          <table:table-cell table:formula="of:=[.G51]" office:value-type="float" office:value="0.270340545995981" calcext:value-type="float">
            <text:p>0.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D – lr=0.00001</text:p>
          </table:table-cell>
          <table:table-cell office:value-type="float" office:value="0.401769612568882" calcext:value-type="float">
            <text:p>0.401769612568882</text:p>
          </table:table-cell>
          <table:table-cell office:value-type="float" office:value="0.344107044165685" calcext:value-type="float">
            <text:p>0.344107044165685</text:p>
          </table:table-cell>
          <table:table-cell office:value-type="float" office:value="0.805378018004652" calcext:value-type="float">
            <text:p>0.805378018004652</text:p>
          </table:table-cell>
          <table:table-cell office:value-type="float" office:value="0.568153455419309" calcext:value-type="float">
            <text:p>0.568153455419309</text:p>
          </table:table-cell>
          <table:table-cell office:value-type="float" office:value="0.52292083052415" calcext:value-type="float">
            <text:p>0.52292083052415</text:p>
          </table:table-cell>
          <table:table-cell office:value-type="float" office:value="0.818169238001464" calcext:value-type="float">
            <text:p>0.818169238001464</text:p>
          </table:table-cell>
          <table:table-cell table:number-columns-repeated="2"/>
          <table:table-cell table:formula="of:=[.B52]*[.$P$1]" office:value-type="float" office:value="106.067177718185" calcext:value-type="float">
            <text:p>106</text:p>
          </table:table-cell>
          <table:table-cell table:formula="of:=[.C52]*[.$O$1]" office:value-type="float" office:value="90.8442596597409" calcext:value-type="float">
            <text:p>91</text:p>
          </table:table-cell>
          <table:table-cell table:formula="of:=[.D52]" office:value-type="float" office:value="0.805378018004652" calcext:value-type="float">
            <text:p>0.81</text:p>
          </table:table-cell>
          <table:table-cell table:formula="of:=[.E52]*[.$P$1]" office:value-type="float" office:value="149.992512230698" calcext:value-type="float">
            <text:p>150</text:p>
          </table:table-cell>
          <table:table-cell table:formula="of:=[.F52]*[.$O$1]" office:value-type="float" office:value="138.051099258375" calcext:value-type="float">
            <text:p>138</text:p>
          </table:table-cell>
          <table:table-cell table:formula="of:=[.G52]" office:value-type="float" office:value="0.818169238001464" calcext:value-type="float">
            <text:p>0.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D – lr=1.5</text:p>
          </table:table-cell>
          <table:table-cell table:style-name="ce4" office:value-type="float" office:value="0.284242263871022" calcext:value-type="float">
            <text:p>0.284242263871022</text:p>
          </table:table-cell>
          <table:table-cell table:style-name="ce4" office:value-type="float" office:value="0.255799648446985" calcext:value-type="float">
            <text:p>0.255799648446985</text:p>
          </table:table-cell>
          <table:table-cell table:style-name="ce4" office:value-type="float" office:value="1.17557315220445" calcext:value-type="float">
            <text:p>1.17557315220445</text:p>
          </table:table-cell>
          <table:table-cell table:style-name="ce4" office:value-type="float" office:value="0.147767136017184" calcext:value-type="float">
            <text:p>0.147767136017184</text:p>
          </table:table-cell>
          <table:table-cell table:style-name="ce4" office:value-type="float" office:value="0.120710166728363" calcext:value-type="float">
            <text:p>0.120710166728363</text:p>
          </table:table-cell>
          <table:table-cell table:style-name="ce4" office:value-type="float" office:value="0.246981344303396" calcext:value-type="float">
            <text:p>0.246981344303396</text:p>
          </table:table-cell>
          <table:table-cell table:style-name="ce4"/>
          <table:table-cell/>
          <table:table-cell table:formula="of:=[.B53]*[.$P$1]" office:value-type="float" office:value="75.0399576619498" calcext:value-type="float">
            <text:p>75</text:p>
          </table:table-cell>
          <table:table-cell table:formula="of:=[.C53]*[.$O$1]" office:value-type="float" office:value="67.5311071900041" calcext:value-type="float">
            <text:p>68</text:p>
          </table:table-cell>
          <table:table-cell table:formula="of:=[.D53]" office:value-type="float" office:value="1.17557315220445" calcext:value-type="float">
            <text:p>1.18</text:p>
          </table:table-cell>
          <table:table-cell table:formula="of:=[.E53]*[.$P$1]" office:value-type="float" office:value="39.0105239085366" calcext:value-type="float">
            <text:p>39</text:p>
          </table:table-cell>
          <table:table-cell table:formula="of:=[.F53]*[.$O$1]" office:value-type="float" office:value="31.8674840162878" calcext:value-type="float">
            <text:p>32</text:p>
          </table:table-cell>
          <table:table-cell table:formula="of:=[.G53]" office:value-type="float" office:value="0.246981344303396" calcext:value-type="float">
            <text:p>0.2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Experiment 6 (1000 epochs)</text:p>
          </table:table-cell>
          <table:table-cell table:style-name="ce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ularization</text:p>
          </table:table-cell>
          <table:table-cell table:style-name="ce8" office:value-type="string" calcext:value-type="string">
            <text:p>Val RMSE</text:p>
          </table:table-cell>
          <table:table-cell table:style-name="ce8" office:value-type="string" calcext:value-type="string">
            <text:p>Val MAE</text:p>
          </table:table-cell>
          <table:table-cell table:style-name="ce8" office:value-type="string" calcext:value-type="string">
            <text:p>Val MAPE</text:p>
          </table:table-cell>
          <table:table-cell table:style-name="ce8" office:value-type="string" calcext:value-type="string">
            <text:p>Test RMSE</text:p>
          </table:table-cell>
          <table:table-cell table:style-name="ce8" office:value-type="string" calcext:value-type="string">
            <text:p>Test MAE</text:p>
          </table:table-cell>
          <table:table-cell table:style-name="ce8" office:value-type="string" calcext:value-type="string">
            <text:p>Test MAPE</text:p>
          </table:table-cell>
          <table:table-cell table:style-name="ce8"/>
          <table:table-cell/>
          <table:table-cell office:value-type="string" calcext:value-type="string">
            <text:p>Val RMSE</text:p>
          </table:table-cell>
          <table:table-cell office:value-type="string" calcext:value-type="string">
            <text:p>Val MAE</text:p>
          </table:table-cell>
          <table:table-cell office:value-type="string" calcext:value-type="string">
            <text:p>Val MAPE</text:p>
          </table:table-cell>
          <table:table-cell office:value-type="string" calcext:value-type="string">
            <text:p>Test RMSE</text:p>
          </table:table-cell>
          <table:table-cell office:value-type="string" calcext:value-type="string">
            <text:p>Test MAE</text:p>
          </table:table-cell>
          <table:table-cell office:value-type="string" calcext:value-type="string">
            <text:p>Test M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e</text:p>
          </table:table-cell>
          <table:table-cell table:style-name="ce4" office:value-type="float" office:value="0.137056720186791" calcext:value-type="float">
            <text:p>0.137056720186791</text:p>
          </table:table-cell>
          <table:table-cell table:style-name="ce4" office:value-type="float" office:value="0.110568738780441" calcext:value-type="float">
            <text:p>0.110568738780441</text:p>
          </table:table-cell>
          <table:table-cell table:style-name="ce4" office:value-type="float" office:value="0.487586850814977" calcext:value-type="float">
            <text:p>0.487586850814977</text:p>
          </table:table-cell>
          <table:table-cell table:style-name="ce4" office:value-type="float" office:value="0.147549263740875" calcext:value-type="float">
            <text:p>0.147549263740875</text:p>
          </table:table-cell>
          <table:table-cell table:style-name="ce4" office:value-type="float" office:value="0.120561646909177" calcext:value-type="float">
            <text:p>0.120561646909177</text:p>
          </table:table-cell>
          <table:table-cell table:style-name="ce4" office:value-type="float" office:value="0.201547324211802" calcext:value-type="float">
            <text:p>0.201547324211802</text:p>
          </table:table-cell>
          <table:table-cell table:style-name="ce4"/>
          <table:table-cell/>
          <table:table-cell table:formula="of:=[.B58]*[.$P$1]" office:value-type="float" office:value="36.1829741293129" calcext:value-type="float">
            <text:p>36</text:p>
          </table:table-cell>
          <table:table-cell table:formula="of:=[.C58]*[.$O$1]" office:value-type="float" office:value="29.1901470380365" calcext:value-type="float">
            <text:p>29</text:p>
          </table:table-cell>
          <table:table-cell table:formula="of:=[.D58]" office:value-type="float" office:value="0.487586850814977" calcext:value-type="float">
            <text:p>0.49</text:p>
          </table:table-cell>
          <table:table-cell table:formula="of:=[.E58]*[.$P$1]" office:value-type="float" office:value="38.9530056275909" calcext:value-type="float">
            <text:p>39</text:p>
          </table:table-cell>
          <table:table-cell table:formula="of:=[.F58]*[.$O$1]" office:value-type="float" office:value="31.8282747840228" calcext:value-type="float">
            <text:p>32</text:p>
          </table:table-cell>
          <table:table-cell table:formula="of:=[.G58]" office:value-type="float" office:value="0.201547324211802" calcext:value-type="float">
            <text:p>0.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2 – lambda=0.1</text:p>
          </table:table-cell>
          <table:table-cell office:value-type="float" office:value="0.121073782876625" calcext:value-type="float">
            <text:p>0.121073782876625</text:p>
          </table:table-cell>
          <table:table-cell office:value-type="float" office:value="0.0993902619985136" calcext:value-type="float">
            <text:p>0.099390261998514</text:p>
          </table:table-cell>
          <table:table-cell office:value-type="float" office:value="0.575131499586747" calcext:value-type="float">
            <text:p>0.575131499586747</text:p>
          </table:table-cell>
          <table:table-cell office:value-type="float" office:value="0.182414041174198" calcext:value-type="float">
            <text:p>0.182414041174198</text:p>
          </table:table-cell>
          <table:table-cell office:value-type="float" office:value="0.153705126934153" calcext:value-type="float">
            <text:p>0.153705126934153</text:p>
          </table:table-cell>
          <table:table-cell office:value-type="float" office:value="0.237120703475473" calcext:value-type="float">
            <text:p>0.237120703475473</text:p>
          </table:table-cell>
          <table:table-cell table:number-columns-repeated="2"/>
          <table:table-cell table:formula="of:=[.B59]*[.$P$1]" office:value-type="float" office:value="31.9634786794289" calcext:value-type="float">
            <text:p>32</text:p>
          </table:table-cell>
          <table:table-cell table:formula="of:=[.C59]*[.$O$1]" office:value-type="float" office:value="26.2390291676076" calcext:value-type="float">
            <text:p>26</text:p>
          </table:table-cell>
          <table:table-cell table:formula="of:=[.D59]" office:value-type="float" office:value="0.575131499586747" calcext:value-type="float">
            <text:p>0.58</text:p>
          </table:table-cell>
          <table:table-cell table:formula="of:=[.E59]*[.$P$1]" office:value-type="float" office:value="48.1573068699883" calcext:value-type="float">
            <text:p>48</text:p>
          </table:table-cell>
          <table:table-cell table:formula="of:=[.F59]*[.$O$1]" office:value-type="float" office:value="40.5781535106163" calcext:value-type="float">
            <text:p>41</text:p>
          </table:table-cell>
          <table:table-cell table:formula="of:=[.G59]" office:value-type="float" office:value="0.237120703475473" calcext:value-type="float">
            <text:p>0.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opout – fraction=0.2</text:p>
          </table:table-cell>
          <table:table-cell office:value-type="float" office:value="0.124239139971632" calcext:value-type="float">
            <text:p>0.124239139971632</text:p>
          </table:table-cell>
          <table:table-cell office:value-type="float" office:value="0.102929591513754" calcext:value-type="float">
            <text:p>0.102929591513754</text:p>
          </table:table-cell>
          <table:table-cell office:value-type="float" office:value="0.555871782426943" calcext:value-type="float">
            <text:p>0.555871782426943</text:p>
          </table:table-cell>
          <table:table-cell office:value-type="float" office:value="0.151956587599007" calcext:value-type="float">
            <text:p>0.151956587599007</text:p>
          </table:table-cell>
          <table:table-cell office:value-type="float" office:value="0.126716786308772" calcext:value-type="float">
            <text:p>0.126716786308772</text:p>
          </table:table-cell>
          <table:table-cell office:value-type="float" office:value="0.200682309084701" calcext:value-type="float">
            <text:p>0.200682309084701</text:p>
          </table:table-cell>
          <table:table-cell table:number-columns-repeated="2"/>
          <table:table-cell table:formula="of:=[.B60]*[.$P$1]" office:value-type="float" office:value="32.7991329525107" calcext:value-type="float">
            <text:p>33</text:p>
          </table:table-cell>
          <table:table-cell table:formula="of:=[.C60]*[.$O$1]" office:value-type="float" office:value="27.1734121596309" calcext:value-type="float">
            <text:p>27</text:p>
          </table:table-cell>
          <table:table-cell table:formula="of:=[.D60]" office:value-type="float" office:value="0.555871782426943" calcext:value-type="float">
            <text:p>0.56</text:p>
          </table:table-cell>
          <table:table-cell table:formula="of:=[.E60]*[.$P$1]" office:value-type="float" office:value="40.1165391261379" calcext:value-type="float">
            <text:p>40</text:p>
          </table:table-cell>
          <table:table-cell table:formula="of:=[.F60]*[.$O$1]" office:value-type="float" office:value="33.4532315855157" calcext:value-type="float">
            <text:p>33</text:p>
          </table:table-cell>
          <table:table-cell table:formula="of:=[.G60]" office:value-type="float" office:value="0.200682309084701" calcext:value-type="float">
            <text:p>0.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th regularization, overfitting does not happen (according to loss graph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on is less varying (captures the general trend)</text:p>
          </table:table-cell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number:number-style style:name="N113">
      <number:number number:decimal-places="18" loext:min-decimal-places="18" number:min-integer-digits="1"/>
    </number:number-style>
    <number:number-style style:name="N114">
      <number:number number:decimal-places="19" loext:min-decimal-places="19" number:min-integer-digits="1"/>
    </number:number-style>
    <number:number-style style:name="N115">
      <number:number number:decimal-places="20" loext:min-decimal-places="20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00-00-00</text:date>, <text:time style:data-style-name="N2" text:time-value="11:24:26.441858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3:06:24.018228117</meta:creation-date>
    <dc:date>2018-11-09T19:40:06.028628045</dc:date>
    <meta:editing-duration>PT2H9M5S</meta:editing-duration>
    <meta:editing-cycles>22</meta:editing-cycles>
    <meta:generator>LibreOffice/6.0.3.2$Linux_X86_64 LibreOffice_project/00m0$Build-2</meta:generator>
    <meta:document-statistic meta:table-count="1" meta:cell-count="493" meta:object-count="0"/>
  </office:meta>
</office:document-meta>
</file>